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draw:marker-start-width="0.358cm" draw:marker-end-width="0.358cm" draw:fill="solid" draw:opacity="100%" draw:textarea-vertical-align="middle" fo:padding-top="0.177cm" fo:padding-bottom="0.177cm" fo:padding-left="0.302cm" fo:padding-right="0.30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7cm" fo:min-width="0.361cm"/>
      <style:paragraph-properties style:writing-mode="lr-tb"/>
    </style:style>
    <style:style style:name="P1" style:family="paragraph">
      <loext:graphic-properties draw:fill="solid" draw:opacity="100%"/>
      <style:paragraph-properties fo:text-align="justify"/>
    </style:style>
    <style:style style:name="P2" style:family="paragraph">
      <style:paragraph-properties fo:text-align="justify"/>
      <style:text-properties fo:color="#2a6099" fo:font-size="40pt" style:font-size-asian="40pt" style:font-size-complex="40pt"/>
    </style:style>
    <style:style style:name="P3" style:family="paragraph">
      <loext:graphic-properties draw:fill="none" draw:fill-color="#ffffff"/>
      <style:paragraph-properties fo:text-align="justify"/>
      <style:text-properties fo:color="#2a6099" fo:font-size="40pt" style:font-size-asian="40pt" style:font-size-complex="40pt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051cm" svg:y1="4.48cm" svg:x2="4.613cm" svg:y2="0.052cm">
          <text:p/>
        </draw:line>
        <draw:line draw:style-name="gr1" draw:text-style-name="P1" draw:layer="layout" svg:x1="4.624cm" svg:y1="4.479cm" svg:x2="0.062cm" svg:y2="0.051cm">
          <text:p/>
        </draw:line>
        <draw:frame draw:style-name="gr2" draw:text-style-name="P3" draw:layer="layout" svg:width="0.903cm" svg:height="1.826cm" svg:x="4.304cm" svg:y="3.635cm">
          <draw:text-box>
            <text:p text:style-name="P2"><text:span text:style-name="T1">1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.359cm" fo:page-height="5.0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9T11:20:05.690315511</meta:creation-date>
    <dc:date>2021-01-19T12:23:01.984737651</dc:date>
    <meta:editing-duration>PT12M</meta:editing-duration>
    <meta:editing-cycles>3</meta:editing-cycles>
    <meta:generator>LibreOffice/6.4.6.2$Linux_X86_64 LibreOffice_project/40$Build-2</meta:generator>
    <meta:document-statistic meta:object-count="3"/>
  </office:meta>
</office:document-meta>
</file>